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"Two Special Stews, the sliced squid,
plus..."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"'Scuse me, could I get some water over
here, please—!"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